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 fo:font-weight="bold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 fo:font-weight="bold"/>
    </style:style>
    <style:style style:name="ce7" style:family="table-cell" style:parent-style-name="Default" style:data-style-name="N109">
      <style:text-properties style:font-name="Nimbus Roman No9 L"/>
    </style:style>
    <style:style style:name="ce8" style:family="table-cell" style:parent-style-name="Default">
      <style:table-cell-properties fo:background-color="#ffff99"/>
      <style:text-properties style:font-name="Nimbus Roman No9 L"/>
    </style:style>
    <style:style style:name="ce9" style:family="table-cell" style:parent-style-name="Default">
      <style:table-cell-properties fo:background-color="#ff6633"/>
      <style:text-properties style:font-name="Nimbus Roman No9 L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style:font-name="Nimbus Roman No9 L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Nimbus Roman No9 L"/>
    </style:style>
    <style:style style:name="ce12" style:family="table-cell" style:parent-style-name="Default">
      <style:table-cell-properties fo:background-color="#b84700" style:text-align-source="fix" style:repeat-content="false"/>
      <style:paragraph-properties fo:text-align="center" fo:margin-left="0in"/>
      <style:text-properties style:font-name="Nimbus Roman No9 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Nimbus Roman No9 L"/>
    </style:style>
    <style:style style:name="ce14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font-name="Nimbus Roman No9 L"/>
    </style:style>
    <style:style style:name="ce15" style:family="table-cell" style:parent-style-name="Default" style:data-style-name="N108">
      <style:text-properties style:font-name="Nimbus Roman No9 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8" table:default-cell-style-name="ce3"/>
        <table:table-column table:style-name="co2" table:default-cell-style-name="ce3"/>
        <table:table-column table:style-name="co3" table:number-columns-repeated="39" table:default-cell-style-name="ce3"/>
        <table:table-row table:style-name="ro1">
          <table:table-cell table:style-name="ce1" office:value-type="string">
            <text:p>a = </text:p>
          </table:table-cell>
          <table:table-cell table:style-name="ce5" office:value-type="float" office:value="2.2">
            <text:p>2.200</text:p>
          </table:table-cell>
          <table:table-cell table:style-name="ce1" office:value-type="string">
            <text:p>m = </text:p>
          </table:table-cell>
          <table:table-cell table:style-name="ce5" office:value-type="float" office:value="1.4">
            <text:p>1.400</text:p>
          </table:table-cell>
          <table:table-cell table:style-name="ce1" office:value-type="string">
            <text:p>de = </text:p>
          </table:table-cell>
          <table:table-cell table:style-name="ce15" office:value-type="float" office:value="0.03">
            <text:p>0.030</text:p>
          </table:table-cell>
          <table:table-cell table:number-columns-repeated="43"/>
        </table:table-row>
        <table:table-row table:style-name="ro1">
          <table:table-cell table:style-name="ce1" office:value-type="string">
            <text:p>b = </text:p>
          </table:table-cell>
          <table:table-cell table:style-name="ce5" office:value-type="float" office:value="2.1">
            <text:p>2.100</text:p>
          </table:table-cell>
          <table:table-cell table:style-name="ce1" office:value-type="string">
            <text:p>n = </text:p>
          </table:table-cell>
          <table:table-cell table:style-name="ce5" office:value-type="float" office:value="1.8">
            <text:p>1.800</text:p>
          </table:table-cell>
          <table:table-cell table:number-columns-repeated="45"/>
        </table:table-row>
        <table:table-row table:style-name="ro1">
          <table:table-cell table:style-name="ce1" office:value-type="string">
            <text:p>d = </text:p>
          </table:table-cell>
          <table:table-cell table:style-name="ce5" office:value-type="float" office:value="1.7">
            <text:p>1.700</text:p>
          </table:table-cell>
          <table:table-cell table:style-name="ce1" office:value-type="string">
            <text:p>u = </text:p>
          </table:table-cell>
          <table:table-cell table:style-name="ce5" office:value-type="float" office:value="1.5">
            <text:p>1.50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70">
            <text:p>7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e = </text:p>
          </table:table-cell>
          <table:table-cell table:style-name="ce5" office:value-type="float" office:value="0.75">
            <text:p>0.750</text:p>
          </table:table-cell>
          <table:table-cell table:style-name="ce1" office:value-type="string">
            <text:p>v = </text:p>
          </table:table-cell>
          <table:table-cell table:style-name="ce5" office:value-type="float" office:value="2.3">
            <text:p>2.300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ooc:=[.H5]/1.5" office:value-type="float" office:value="160">
            <text:p>160</text:p>
          </table:table-cell>
          <table:table-cell table:formula="oooc:=[.I5]/1.5" office:value-type="float" office:value="20">
            <text:p>20</text:p>
          </table:table-cell>
          <table:table-cell table:formula="oooc:=[.J5]/1.5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f = </text:p>
          </table:table-cell>
          <table:table-cell table:style-name="ce5" office:value-type="float" office:value="0.75">
            <text:p>0.750</text:p>
          </table:table-cell>
          <table:table-cell table:style-name="ce1" office:value-type="string">
            <text:p>w = </text:p>
          </table:table-cell>
          <table:table-cell table:style-name="ce5" office:value-type="float" office:value="1.9">
            <text:p>1.900</text:p>
          </table:table-cell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30">
            <text:p>3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g = </text:p>
          </table:table-cell>
          <table:table-cell table:style-name="ce5" office:value-type="float" office:value="0.75">
            <text:p>0.750</text:p>
          </table:table-cell>
          <table:table-cell table:style-name="ce1" office:value-type="string">
            <text:p>t = </text:p>
          </table:table-cell>
          <table:table-cell table:style-name="ce5" office:value-type="float" office:value="0.2">
            <text:p>0.200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formula="oooc:=[.H4]" office:value-type="float" office:value="160">
            <text:p>160</text:p>
          </table:table-cell>
          <table:table-cell table:formula="oooc:=[.I4]" office:value-type="float" office:value="20">
            <text:p>20</text:p>
          </table:table-cell>
          <table:table-cell table:formula="oooc:=[.J4]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2" office:value-type="string">
            <text:p>h = </text:p>
          </table:table-cell>
          <table:table-cell table:style-name="ce6" office:value-type="float" office:value="0.75">
            <text:p>0.750</text:p>
          </table:table-cell>
          <table:table-cell table:style-name="ce1" office:value-type="string">
            <text:p>p = </text:p>
          </table:table-cell>
          <table:table-cell table:style-name="ce5" office:value-type="float" office:value="2.5">
            <text:p>2.500</text:p>
          </table:table-cell>
          <table:table-cell/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formula="oooc:=[.H5]" office:value-type="float" office:value="240">
            <text:p>240</text:p>
          </table:table-cell>
          <table:table-cell table:formula="oooc:=[.I5]" office:value-type="float" office:value="30">
            <text:p>30</text:p>
          </table:table-cell>
          <table:table-cell table:formula="oooc:=[.J5]" office:value-type="float" office:value="30">
            <text:p>30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l = </text:p>
          </table:table-cell>
          <table:table-cell table:style-name="ce5" office:value-type="float" office:value="1">
            <text:p>1.000</text:p>
          </table:table-cell>
          <table:table-cell table:style-name="ce2" office:value-type="string">
            <text:p>hh = </text:p>
          </table:table-cell>
          <table:table-cell table:style-name="ce6" office:value-type="float" office:value="3">
            <text:p>3.000</text:p>
          </table:table-cell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ooc:=[.H6]" office:value-type="float" office:value="160">
            <text:p>160</text:p>
          </table:table-cell>
          <table:table-cell table:formula="oooc:=[.I6]" office:value-type="float" office:value="20">
            <text:p>20</text:p>
          </table:table-cell>
          <table:table-cell table:formula="oooc:=[.J6]" office:value-type="float" office:value="20">
            <text:p>20</text:p>
          </table:table-cell>
          <table:table-cell table:number-columns-repeated="39"/>
        </table:table-row>
        <table:table-row table:style-name="ro1">
          <table:table-cell table:style-name="ce3"/>
          <table:table-cell table:number-columns-repeated="4"/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00">
            <text:p>200</text:p>
          </table:table-cell>
          <table:table-cell table:number-columns-repeated="39"/>
        </table:table-row>
        <table:table-row table:style-name="ro1">
          <table:table-cell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39"/>
        </table:table-row>
        <table:table-row table:style-name="ro1"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" office:value-type="float" office:value="3">
            <text:p>3.0000</text:p>
          </table:table-cell>
          <table:table-cell table:number-columns-repeated="45"/>
        </table:table-row>
        <table:table-row table:style-name="ro1">
          <table:table-cell table:formula="oooc:=[.A12]+1" office:value-type="float" office:value="2">
            <text:p>2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" office:value-type="float" office:value="3">
            <text:p>3.0000</text:p>
          </table:table-cell>
          <table:table-cell table:number-columns-repeated="45"/>
        </table:table-row>
        <table:table-row table:style-name="ro1">
          <table:table-cell table:formula="oooc:=[.A13]+1" office:value-type="float" office:value="3">
            <text:p>3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14]+1" office:value-type="float" office:value="4">
            <text:p>4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v/2" office:value-type="float" office:value="1.15">
            <text:p>1.1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15]+1" office:value-type="float" office:value="5">
            <text:p>5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v/2" office:value-type="float" office:value="1.15">
            <text:p>1.1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16]+1" office:value-type="float" office:value="6">
            <text:p>6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17]+1" office:value-type="float" office:value="7">
            <text:p>7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-d" office:value-type="float" office:value="-3">
            <text:p>-3.0000</text:p>
          </table:table-cell>
          <table:table-cell table:number-columns-repeated="45"/>
        </table:table-row>
        <table:table-row table:style-name="ro1">
          <table:table-cell table:formula="oooc:=[.A18]+1" office:value-type="float" office:value="8">
            <text:p>8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-d" office:value-type="float" office:value="-3">
            <text:p>-3.0000</text:p>
          </table:table-cell>
          <table:table-cell table:number-columns-repeated="45"/>
        </table:table-row>
        <table:table-row table:style-name="ro1">
          <table:table-cell table:formula="oooc:=[.A19]+1" office:value-type="float" office:value="9">
            <text:p>9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20]+1" office:value-type="float" office:value="10">
            <text:p>10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v/2" office:value-type="float" office:value="-1.15">
            <text:p>-1.1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21]+1" office:value-type="float" office:value="11">
            <text:p>11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v/2" office:value-type="float" office:value="-1.15">
            <text:p>-1.1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22]+1" office:value-type="float" office:value="12">
            <text:p>12</text:p>
          </table:table-cell>
          <table:table-cell table:style-name="ce7" table:formula="oooc:=-h" office:value-type="float" office:value="-0.75">
            <text:p>-0.7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23]+1" office:value-type="float" office:value="13">
            <text:p>13</text:p>
          </table:table-cell>
          <table:table-cell table:style-name="ce7" table:formula="oooc:=e-h-de" office:value-type="float" office:value="-0.03">
            <text:p>-0.03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" office:value-type="float" office:value="3">
            <text:p>3.0000</text:p>
          </table:table-cell>
          <table:table-cell table:number-columns-repeated="45"/>
        </table:table-row>
        <table:table-row table:style-name="ro1">
          <table:table-cell table:formula="oooc:=[.A24]+1" office:value-type="float" office:value="14">
            <text:p>14</text:p>
          </table:table-cell>
          <table:table-cell table:style-name="ce7" table:formula="oooc:=e-h-de" office:value-type="float" office:value="-0.03">
            <text:p>-0.03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" office:value-type="float" office:value="3">
            <text:p>3.0000</text:p>
          </table:table-cell>
          <table:table-cell table:number-columns-repeated="45"/>
        </table:table-row>
        <table:table-row table:style-name="ro1">
          <table:table-cell table:formula="oooc:=[.A25]+1" office:value-type="float" office:value="15">
            <text:p>15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26]+1" office:value-type="float" office:value="16">
            <text:p>16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v/2" office:value-type="float" office:value="1.15">
            <text:p>1.1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27]+1" office:value-type="float" office:value="17">
            <text:p>17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v/2" office:value-type="float" office:value="1.15">
            <text:p>1.1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28]+1" office:value-type="float" office:value="18">
            <text:p>18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29]+1" office:value-type="float" office:value="19">
            <text:p>19</text:p>
          </table:table-cell>
          <table:table-cell table:style-name="ce7" table:formula="oooc:=g-h" office:value-type="float" office:value="0">
            <text:p>0.00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-d" office:value-type="float" office:value="-3">
            <text:p>-3.0000</text:p>
          </table:table-cell>
          <table:table-cell table:number-columns-repeated="45"/>
        </table:table-row>
        <table:table-row table:style-name="ro1">
          <table:table-cell table:formula="oooc:=[.A30]+1" office:value-type="float" office:value="20">
            <text:p>20</text:p>
          </table:table-cell>
          <table:table-cell table:style-name="ce7" table:formula="oooc:=g-h" office:value-type="float" office:value="0">
            <text:p>0.00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-d" office:value-type="float" office:value="-3">
            <text:p>-3.0000</text:p>
          </table:table-cell>
          <table:table-cell table:number-columns-repeated="45"/>
        </table:table-row>
        <table:table-row table:style-name="ro1">
          <table:table-cell table:formula="oooc:=[.A31]+1" office:value-type="float" office:value="21">
            <text:p>21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32]+1" office:value-type="float" office:value="22">
            <text:p>22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-v/2" office:value-type="float" office:value="-1.15">
            <text:p>-1.1500</text:p>
          </table:table-cell>
          <table:table-cell table:style-name="ce7" table:formula="oooc:=hh-a-b" office:value-type="float" office:value="-1.3">
            <text:p>-1.3000</text:p>
          </table:table-cell>
          <table:table-cell table:number-columns-repeated="45"/>
        </table:table-row>
        <table:table-row table:style-name="ro1">
          <table:table-cell table:formula="oooc:=[.A33]+1" office:value-type="float" office:value="23">
            <text:p>23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-v/2" office:value-type="float" office:value="-1.15">
            <text:p>-1.1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34]+1" office:value-type="float" office:value="24">
            <text:p>24</text:p>
          </table:table-cell>
          <table:table-cell table:style-name="ce7" table:formula="oooc:=f-h" office:value-type="float" office:value="0">
            <text:p>0.00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35]+1" office:value-type="float" office:value="25">
            <text:p>25</text:p>
          </table:table-cell>
          <table:table-cell table:style-name="ce7" table:formula="oooc:=p-h-t" office:value-type="float" office:value="1.55">
            <text:p>1.5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" office:value-type="float" office:value="2">
            <text:p>2.0000</text:p>
          </table:table-cell>
          <table:table-cell table:number-columns-repeated="45"/>
        </table:table-row>
        <table:table-row table:style-name="ro1">
          <table:table-cell table:formula="oooc:=[.A36]+1" office:value-type="float" office:value="26">
            <text:p>26</text:p>
          </table:table-cell>
          <table:table-cell table:style-name="ce7" table:formula="oooc:=p-h" office:value-type="float" office:value="1.75">
            <text:p>1.7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" office:value-type="float" office:value="2">
            <text:p>2.0000</text:p>
          </table:table-cell>
          <table:table-cell table:number-columns-repeated="45"/>
        </table:table-row>
        <table:table-row table:style-name="ro1">
          <table:table-cell table:formula="oooc:=[.A37]+1" office:value-type="float" office:value="27">
            <text:p>27</text:p>
          </table:table-cell>
          <table:table-cell table:style-name="ce7" table:formula="oooc:=p-h" office:value-type="float" office:value="1.75">
            <text:p>1.7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-m" office:value-type="float" office:value="0.6">
            <text:p>0.6000</text:p>
          </table:table-cell>
          <table:table-cell table:number-columns-repeated="45"/>
        </table:table-row>
        <table:table-row table:style-name="ro1">
          <table:table-cell table:formula="oooc:=[.A38]+1" office:value-type="float" office:value="28">
            <text:p>28</text:p>
          </table:table-cell>
          <table:table-cell table:style-name="ce7" table:formula="oooc:=p-h-n" office:value-type="float" office:value="-0.05">
            <text:p>-0.0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-m" office:value-type="float" office:value="0.6">
            <text:p>0.6000</text:p>
          </table:table-cell>
          <table:table-cell table:number-columns-repeated="45"/>
        </table:table-row>
        <table:table-row table:style-name="ro1">
          <table:table-cell table:formula="oooc:=[.A39]+1" office:value-type="float" office:value="29">
            <text:p>29</text:p>
          </table:table-cell>
          <table:table-cell table:style-name="ce7" table:formula="oooc:=p-h-n" office:value-type="float" office:value="-0.05">
            <text:p>-0.0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-m+t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40]+1" office:value-type="float" office:value="30">
            <text:p>30</text:p>
          </table:table-cell>
          <table:table-cell table:style-name="ce7" table:formula="oooc:=p-h-t" office:value-type="float" office:value="1.55">
            <text:p>1.5500</text:p>
          </table:table-cell>
          <table:table-cell table:style-name="ce7" table:formula="oooc:=-w/2" office:value-type="float" office:value="-0.95">
            <text:p>-0.9500</text:p>
          </table:table-cell>
          <table:table-cell table:style-name="ce7" table:formula="oooc:=hh-l-m+t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41]+1" office:value-type="float" office:value="31">
            <text:p>31</text:p>
          </table:table-cell>
          <table:table-cell table:style-name="ce7" table:formula="oooc:=p-h-t" office:value-type="float" office:value="1.55">
            <text:p>1.5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" office:value-type="float" office:value="2">
            <text:p>2.0000</text:p>
          </table:table-cell>
          <table:table-cell table:number-columns-repeated="45"/>
        </table:table-row>
        <table:table-row table:style-name="ro1">
          <table:table-cell table:formula="oooc:=[.A42]+1" office:value-type="float" office:value="32">
            <text:p>32</text:p>
          </table:table-cell>
          <table:table-cell table:style-name="ce7" table:formula="oooc:=p-h" office:value-type="float" office:value="1.75">
            <text:p>1.7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" office:value-type="float" office:value="2">
            <text:p>2.0000</text:p>
          </table:table-cell>
          <table:table-cell table:number-columns-repeated="45"/>
        </table:table-row>
        <table:table-row table:style-name="ro1">
          <table:table-cell table:formula="oooc:=[.A43]+1" office:value-type="float" office:value="33">
            <text:p>33</text:p>
          </table:table-cell>
          <table:table-cell table:style-name="ce7" table:formula="oooc:=p-h" office:value-type="float" office:value="1.75">
            <text:p>1.7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-m" office:value-type="float" office:value="0.6">
            <text:p>0.6000</text:p>
          </table:table-cell>
          <table:table-cell table:number-columns-repeated="45"/>
        </table:table-row>
        <table:table-row table:style-name="ro1">
          <table:table-cell table:formula="oooc:=[.A44]+1" office:value-type="float" office:value="34">
            <text:p>34</text:p>
          </table:table-cell>
          <table:table-cell table:style-name="ce7" table:formula="oooc:=p-h-n" office:value-type="float" office:value="-0.05">
            <text:p>-0.0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-m" office:value-type="float" office:value="0.6">
            <text:p>0.6000</text:p>
          </table:table-cell>
          <table:table-cell table:number-columns-repeated="45"/>
        </table:table-row>
        <table:table-row table:style-name="ro1">
          <table:table-cell table:formula="oooc:=[.A45]+1" office:value-type="float" office:value="35">
            <text:p>35</text:p>
          </table:table-cell>
          <table:table-cell table:style-name="ce7" table:formula="oooc:=p-h-n" office:value-type="float" office:value="-0.05">
            <text:p>-0.0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-m+t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46]+1" office:value-type="float" office:value="36">
            <text:p>36</text:p>
          </table:table-cell>
          <table:table-cell table:style-name="ce7" table:formula="oooc:=p-h-t" office:value-type="float" office:value="1.55">
            <text:p>1.5500</text:p>
          </table:table-cell>
          <table:table-cell table:style-name="ce7" table:formula="oooc:=w/2" office:value-type="float" office:value="0.95">
            <text:p>0.9500</text:p>
          </table:table-cell>
          <table:table-cell table:style-name="ce7" table:formula="oooc:=hh-l-m+t" office:value-type="float" office:value="0.8">
            <text:p>0.8000</text:p>
          </table:table-cell>
          <table:table-cell table:number-columns-repeated="45"/>
        </table:table-row>
        <table:table-row table:style-name="ro1">
          <table:table-cell table:formula="oooc:=[.A47]+1" office:value-type="float" office:value="37">
            <text:p>37</text:p>
          </table:table-cell>
          <table:table-cell table:style-name="ce7" table:formula="oooc:=e-h-de-0.32" office:value-type="float" office:value="-0.35">
            <text:p>-0.3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+0.03" office:value-type="float" office:value="3.03">
            <text:p>3.0300</text:p>
          </table:table-cell>
          <table:table-cell table:style-name="ce8"/>
          <table:table-cell table:number-columns-repeated="44"/>
        </table:table-row>
        <table:table-row table:style-name="ro1">
          <table:table-cell table:formula="oooc:=[.A48]+1" office:value-type="float" office:value="38">
            <text:p>38</text:p>
          </table:table-cell>
          <table:table-cell table:style-name="ce7" table:formula="oooc:=e-h-de-0.32" office:value-type="float" office:value="-0.35">
            <text:p>-0.3500</text:p>
          </table:table-cell>
          <table:table-cell table:style-name="ce7" table:formula="oooc:=-u/2+0.3" office:value-type="float" office:value="-0.45">
            <text:p>-0.4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49]+1" office:value-type="float" office:value="39">
            <text:p>39</text:p>
          </table:table-cell>
          <table:table-cell table:style-name="ce7" table:formula="oooc:=e-h-de-0.02" office:value-type="float" office:value="-0.05">
            <text:p>-0.0500</text:p>
          </table:table-cell>
          <table:table-cell table:style-name="ce7" table:formula="oooc:=-u/2+0.3" office:value-type="float" office:value="-0.45">
            <text:p>-0.4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0]+1" office:value-type="float" office:value="40">
            <text:p>40</text:p>
          </table:table-cell>
          <table:table-cell table:style-name="ce7" table:formula="oooc:=e-h-de-0.02" office:value-type="float" office:value="-0.05">
            <text:p>-0.0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1]+1" office:value-type="float" office:value="41">
            <text:p>41</text:p>
          </table:table-cell>
          <table:table-cell table:style-name="ce7" table:formula="oooc:=e-h-de-0.32" office:value-type="float" office:value="-0.35">
            <text:p>-0.3500</text:p>
          </table:table-cell>
          <table:table-cell table:style-name="ce7" table:formula="oooc:=u/2-0.3" office:value-type="float" office:value="0.45">
            <text:p>0.4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2]+1" office:value-type="float" office:value="42">
            <text:p>42</text:p>
          </table:table-cell>
          <table:table-cell table:style-name="ce7" table:formula="oooc:=e-h-de-0.32" office:value-type="float" office:value="-0.35">
            <text:p>-0.3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3]+1" office:value-type="float" office:value="43">
            <text:p>43</text:p>
          </table:table-cell>
          <table:table-cell table:style-name="ce7" table:formula="oooc:=e-h-de-0.02" office:value-type="float" office:value="-0.05">
            <text:p>-0.0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4]+1" office:value-type="float" office:value="44">
            <text:p>44</text:p>
          </table:table-cell>
          <table:table-cell table:style-name="ce7" table:formula="oooc:=e-h-de-0.02" office:value-type="float" office:value="-0.05">
            <text:p>-0.0500</text:p>
          </table:table-cell>
          <table:table-cell table:style-name="ce7" table:formula="oooc:=u/2-0.3" office:value-type="float" office:value="0.45">
            <text:p>0.4500</text:p>
          </table:table-cell>
          <table:table-cell table:style-name="ce7" table:formula="oooc:=hh+0.03" office:value-type="float" office:value="3.03">
            <text:p>3.0300</text:p>
          </table:table-cell>
          <table:table-cell table:number-columns-repeated="45"/>
        </table:table-row>
        <table:table-row table:style-name="ro1">
          <table:table-cell table:formula="oooc:=[.A55]+1" office:value-type="float" office:value="45">
            <text:p>45</text:p>
          </table:table-cell>
          <table:table-cell table:style-name="ce7" table:formula="oooc:=e-h-0.05-0.15" office:value-type="float" office:value="-0.2">
            <text:p>-0.20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-d-0.03" office:value-type="float" office:value="-3.03">
            <text:p>-3.0300</text:p>
          </table:table-cell>
          <table:table-cell table:style-name="ce9"/>
          <table:table-cell table:number-columns-repeated="44"/>
        </table:table-row>
        <table:table-row table:style-name="ro1">
          <table:table-cell table:formula="oooc:=[.A56]+1" office:value-type="float" office:value="46">
            <text:p>46</text:p>
          </table:table-cell>
          <table:table-cell table:style-name="ce7" table:formula="oooc:=e-h-0.05-0.15" office:value-type="float" office:value="-0.2">
            <text:p>-0.2000</text:p>
          </table:table-cell>
          <table:table-cell table:style-name="ce7" table:formula="oooc:=-u/2+0.3" office:value-type="float" office:value="-0.45">
            <text:p>-0.4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57]+1" office:value-type="float" office:value="47">
            <text:p>47</text:p>
          </table:table-cell>
          <table:table-cell table:style-name="ce7" table:formula="oooc:=e-h-0.05" office:value-type="float" office:value="-0.05">
            <text:p>-0.0500</text:p>
          </table:table-cell>
          <table:table-cell table:style-name="ce7" table:formula="oooc:=-u/2+0.3" office:value-type="float" office:value="-0.45">
            <text:p>-0.4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58]+1" office:value-type="float" office:value="48">
            <text:p>48</text:p>
          </table:table-cell>
          <table:table-cell table:style-name="ce7" table:formula="oooc:=e-h-0.05" office:value-type="float" office:value="-0.05">
            <text:p>-0.0500</text:p>
          </table:table-cell>
          <table:table-cell table:style-name="ce7" table:formula="oooc:=-u/2" office:value-type="float" office:value="-0.75">
            <text:p>-0.7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59]+1" office:value-type="float" office:value="49">
            <text:p>49</text:p>
          </table:table-cell>
          <table:table-cell table:style-name="ce7" table:formula="oooc:=e-h-0.05-0.15" office:value-type="float" office:value="-0.2">
            <text:p>-0.2000</text:p>
          </table:table-cell>
          <table:table-cell table:style-name="ce7" table:formula="oooc:=u/2-0.3" office:value-type="float" office:value="0.45">
            <text:p>0.4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60]+1" office:value-type="float" office:value="50">
            <text:p>50</text:p>
          </table:table-cell>
          <table:table-cell table:style-name="ce7" table:formula="oooc:=e-h-0.05-0.15" office:value-type="float" office:value="-0.2">
            <text:p>-0.20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61]+1" office:value-type="float" office:value="51">
            <text:p>51</text:p>
          </table:table-cell>
          <table:table-cell table:style-name="ce7" table:formula="oooc:=e-h-0.05" office:value-type="float" office:value="-0.05">
            <text:p>-0.0500</text:p>
          </table:table-cell>
          <table:table-cell table:style-name="ce7" table:formula="oooc:=u/2" office:value-type="float" office:value="0.75">
            <text:p>0.7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62]+1" office:value-type="float" office:value="52">
            <text:p>52</text:p>
          </table:table-cell>
          <table:table-cell table:style-name="ce7" table:formula="oooc:=e-h-0.05" office:value-type="float" office:value="-0.05">
            <text:p>-0.0500</text:p>
          </table:table-cell>
          <table:table-cell table:style-name="ce7" table:formula="oooc:=u/2-0.3" office:value-type="float" office:value="0.45">
            <text:p>0.4500</text:p>
          </table:table-cell>
          <table:table-cell table:style-name="ce7" table:formula="oooc:=hh-a-b-d-0.03" office:value-type="float" office:value="-3.03">
            <text:p>-3.0300</text:p>
          </table:table-cell>
          <table:table-cell table:number-columns-repeated="45"/>
        </table:table-row>
        <table:table-row table:style-name="ro1">
          <table:table-cell table:formula="oooc:=[.A63]+1" office:value-type="float" office:value="53">
            <text:p>53</text:p>
          </table:table-cell>
          <table:table-cell table:style-name="ce7" table:formula="oooc:=e-h" office:value-type="float" office:value="0">
            <text:p>0.0000</text:p>
          </table:table-cell>
          <table:table-cell table:style-name="ce7" office:value-type="float" office:value="0">
            <text:p>0.0000</text:p>
          </table:table-cell>
          <table:table-cell table:style-name="ce7" table:formula="oooc:=hh" office:value-type="float" office:value="3">
            <text:p>3.0000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8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string">
            <text:p>under</text:p>
          </table:table-cell>
          <table:table-cell office:value-type="float" office:value="1">
            <text:p>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formula="oooc:=[.F66]+1" office:value-type="float" office:value="2">
            <text:p>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ooc:=[.F67]+1" office:value-type="float" office:value="3">
            <text:p>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table:formula="oooc:=[.F68]+1" office:value-type="float" office:value="4">
            <text:p>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ooc:=[.F69]+1" office:value-type="float" office:value="5">
            <text:p>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ooc:=[.F70]+1" office:value-type="float" office:value="6">
            <text:p>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1" office:value-type="string">
            <text:p>front</text:p>
          </table:table-cell>
          <table:table-cell table:formula="oooc:=[.F71]+1" office:value-type="float" office:value="7">
            <text:p>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72]+1" office:value-type="float" office:value="8">
            <text:p>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3]+1" office:value-type="float" office:value="9">
            <text:p>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/>
          <table:table-cell table:formula="oooc:=[.F74]+1" office:value-type="float" office:value="10">
            <text:p>1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table:formula="oooc:=[.F75]+1" office:value-type="float" office:value="11">
            <text:p>1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table:formula="oooc:=[.F76]+1" office:value-type="float" office:value="12">
            <text:p>1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style-name="ce4" office:value-type="string">
            <text:p>top</text:p>
          </table:table-cell>
          <table:table-cell table:formula="oooc:=[.F77]+1" office:value-type="float" office:value="13">
            <text:p>1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ooc:=[.F78]+1" office:value-type="float" office:value="14">
            <text:p>1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/>
          <table:table-cell table:formula="oooc:=[.F79]+1" office:value-type="float" office:value="15">
            <text:p>1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/>
          <table:table-cell table:formula="oooc:=[.F80]+1" office:value-type="float" office:value="16">
            <text:p>1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81]+1" office:value-type="float" office:value="17">
            <text:p>1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/>
          <table:table-cell table:formula="oooc:=[.F82]+1" office:value-type="float" office:value="18">
            <text:p>1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83]+1" office:value-type="float" office:value="19">
            <text:p>1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84]+1" office:value-type="float" office:value="20">
            <text:p>2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style-name="ce4" office:value-type="string">
            <text:p>rear</text:p>
          </table:table-cell>
          <table:table-cell table:formula="oooc:=[.F85]+1" office:value-type="float" office:value="21">
            <text:p>2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/>
          <table:table-cell table:formula="oooc:=[.F86]+1" office:value-type="float" office:value="22">
            <text:p>2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87]+1" office:value-type="float" office:value="23">
            <text:p>2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ooc:=[.F88]+1" office:value-type="float" office:value="24">
            <text:p>2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89]+1" office:value-type="float" office:value="25">
            <text:p>2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ooc:=[.F90]+1" office:value-type="float" office:value="26">
            <text:p>2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style-name="ce4" office:value-type="string">
            <text:p>sides</text:p>
          </table:table-cell>
          <table:table-cell table:formula="oooc:=[.F91]+1" office:value-type="float" office:value="27">
            <text:p>2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/>
          <table:table-cell table:formula="oooc:=[.F92]+1" office:value-type="float" office:value="28">
            <text:p>2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table:formula="oooc:=[.F93]+1" office:value-type="float" office:value="29">
            <text:p>2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table:formula="oooc:=[.F94]+1" office:value-type="float" office:value="30">
            <text:p>3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 table:formula="oooc:=[.F95]+1" office:value-type="float" office:value="31">
            <text:p>3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formula="oooc:=[.F96]+1" office:value-type="float" office:value="32">
            <text:p>3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ooc:=[.F97]+1" office:value-type="float" office:value="33">
            <text:p>3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98]+1" office:value-type="float" office:value="34">
            <text:p>3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ooc:=[.F99]+1" office:value-type="float" office:value="35">
            <text:p>3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table:formula="oooc:=[.F100]+1" office:value-type="float" office:value="36">
            <text:p>3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table:formula="oooc:=[.F101]+1" office:value-type="float" office:value="37">
            <text:p>3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ooc:=[.F102]+1" office:value-type="float" office:value="38">
            <text:p>3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12" office:value-type="string">
            <text:p>roof</text:p>
          </table:table-cell>
          <table:table-cell table:formula="oooc:=[.F103]+1" office:value-type="float" office:value="39">
            <text:p>3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table:formula="oooc:=[.F104]+1" office:value-type="float" office:value="40">
            <text:p>4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  <table:table-cell table:formula="oooc:=[.F105]+1" office:value-type="float" office:value="41">
            <text:p>4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formula="oooc:=[.F106]+1" office:value-type="float" office:value="42">
            <text:p>4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4]+6" office:value-type="float" office:value="31">
            <text:p>31</text:p>
          </table:table-cell>
          <table:table-cell table:formula="oooc:=[.C104]+6" office:value-type="float" office:value="32">
            <text:p>32</text:p>
          </table:table-cell>
          <table:table-cell table:formula="oooc:=[.D104]+6" office:value-type="float" office:value="33">
            <text:p>33</text:p>
          </table:table-cell>
          <table:table-cell/>
          <table:table-cell table:formula="oooc:=[.F107]+1" office:value-type="float" office:value="43">
            <text:p>4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5]+6" office:value-type="float" office:value="31">
            <text:p>31</text:p>
          </table:table-cell>
          <table:table-cell table:formula="oooc:=[.C105]+6" office:value-type="float" office:value="36">
            <text:p>36</text:p>
          </table:table-cell>
          <table:table-cell table:formula="oooc:=[.D105]+6" office:value-type="float" office:value="33">
            <text:p>33</text:p>
          </table:table-cell>
          <table:table-cell/>
          <table:table-cell table:formula="oooc:=[.F108]+1" office:value-type="float" office:value="44">
            <text:p>4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6]+6" office:value-type="float" office:value="36">
            <text:p>36</text:p>
          </table:table-cell>
          <table:table-cell table:formula="oooc:=[.C106]+6" office:value-type="float" office:value="33">
            <text:p>33</text:p>
          </table:table-cell>
          <table:table-cell table:formula="oooc:=[.D106]+6" office:value-type="float" office:value="34">
            <text:p>34</text:p>
          </table:table-cell>
          <table:table-cell/>
          <table:table-cell table:formula="oooc:=[.F109]+1" office:value-type="float" office:value="45">
            <text:p>4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07]+6" office:value-type="float" office:value="36">
            <text:p>36</text:p>
          </table:table-cell>
          <table:table-cell table:formula="oooc:=[.C107]+6" office:value-type="float" office:value="35">
            <text:p>35</text:p>
          </table:table-cell>
          <table:table-cell table:formula="oooc:=[.D107]+6" office:value-type="float" office:value="34">
            <text:p>34</text:p>
          </table:table-cell>
          <table:table-cell/>
          <table:table-cell table:formula="oooc:=[.F110]+1" office:value-type="float" office:value="46">
            <text:p>4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  <table:table-cell table:formula="oooc:=[.F111]+1" office:value-type="float" office:value="47">
            <text:p>4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table:formula="oooc:=[.F112]+1" office:value-type="float" office:value="48">
            <text:p>4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table:formula="oooc:=[.F113]+1" office:value-type="float" office:value="49">
            <text:p>4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formula="oooc:=[.F114]+1" office:value-type="float" office:value="50">
            <text:p>50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/>
          <table:table-cell table:formula="oooc:=[.F115]+1" office:value-type="float" office:value="51">
            <text:p>51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table:formula="oooc:=[.F116]+1" office:value-type="float" office:value="52">
            <text:p>52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style-name="ce13" office:value-type="string">
            <text:p>lights</text:p>
          </table:table-cell>
          <table:table-cell table:formula="oooc:=[.F117]+1" office:value-type="float" office:value="53">
            <text:p>53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ooc:=[.F118]+1" office:value-type="float" office:value="54">
            <text:p>54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ooc:=[.F119]+1" office:value-type="float" office:value="55">
            <text:p>55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  <table:table-cell table:formula="oooc:=[.F120]+1" office:value-type="float" office:value="56">
            <text:p>56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18]+8" office:value-type="float" office:value="45">
            <text:p>45</text:p>
          </table:table-cell>
          <table:table-cell table:formula="oooc:=[.C118]+8" office:value-type="float" office:value="46">
            <text:p>46</text:p>
          </table:table-cell>
          <table:table-cell table:formula="oooc:=[.D118]+8" office:value-type="float" office:value="47">
            <text:p>47</text:p>
          </table:table-cell>
          <table:table-cell table:style-name="ce14" office:value-type="string">
            <text:p>stops</text:p>
          </table:table-cell>
          <table:table-cell table:formula="oooc:=[.F121]+1" office:value-type="float" office:value="57">
            <text:p>57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19]+8" office:value-type="float" office:value="45">
            <text:p>45</text:p>
          </table:table-cell>
          <table:table-cell table:formula="oooc:=[.C119]+8" office:value-type="float" office:value="48">
            <text:p>48</text:p>
          </table:table-cell>
          <table:table-cell table:formula="oooc:=[.D119]+8" office:value-type="float" office:value="47">
            <text:p>47</text:p>
          </table:table-cell>
          <table:table-cell/>
          <table:table-cell table:formula="oooc:=[.F122]+1" office:value-type="float" office:value="58">
            <text:p>58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0]+8" office:value-type="float" office:value="49">
            <text:p>49</text:p>
          </table:table-cell>
          <table:table-cell table:formula="oooc:=[.C120]+8" office:value-type="float" office:value="50">
            <text:p>50</text:p>
          </table:table-cell>
          <table:table-cell table:formula="oooc:=[.D120]+8" office:value-type="float" office:value="51">
            <text:p>51</text:p>
          </table:table-cell>
          <table:table-cell/>
          <table:table-cell table:formula="oooc:=[.F123]+1" office:value-type="float" office:value="59">
            <text:p>59</text:p>
          </table:table-cell>
          <table:table-cell table:number-columns-repeated="43"/>
        </table:table-row>
        <table:table-row table:style-name="ro1">
          <table:table-cell office:value-type="string">
            <text:p>f</text:p>
          </table:table-cell>
          <table:table-cell table:formula="oooc:=[.B121]+8" office:value-type="float" office:value="49">
            <text:p>49</text:p>
          </table:table-cell>
          <table:table-cell table:formula="oooc:=[.C121]+8" office:value-type="float" office:value="52">
            <text:p>52</text:p>
          </table:table-cell>
          <table:table-cell table:formula="oooc:=[.D121]+8" office:value-type="float" office:value="51">
            <text:p>51</text:p>
          </table:table-cell>
          <table:table-cell/>
          <table:table-cell table:formula="oooc:=[.F124]+1" office:value-type="float" office:value="60">
            <text:p>60</text:p>
          </table:table-cell>
          <table:table-cell table:number-columns-repeated="43"/>
        </table:table-row>
        <table:table-row table:style-name="ro1" table:number-rows-repeated="27">
          <table:table-cell table:number-columns-repeated="49"/>
        </table:table-row>
        <table:table-row table:style-name="ro1" table:number-rows-repeated="129">
          <table:table-cell table:style-name="ce3"/>
          <table:table-cell table:number-columns-repeated="48"/>
        </table:table-row>
        <table:table-row table:style-name="ro1">
          <table:table-cell table:style-name="ce3"/>
          <table:table-cell table:number-columns-repeated="4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a" table:base-cell-address="$Sheet1.$B$1" table:cell-range-address="$Sheet1.$B$1"/>
        <table:named-range table:name="b" table:base-cell-address="$Sheet1.$B$2" table:cell-range-address="$Sheet1.$B$2"/>
        <table:named-range table:name="d" table:base-cell-address="$Sheet1.$B$3" table:cell-range-address="$Sheet1.$B$3"/>
        <table:named-range table:name="e" table:base-cell-address="$Sheet1.$B$4" table:cell-range-address="$Sheet1.$B$4"/>
        <table:named-range table:name="f" table:base-cell-address="$Sheet1.$B$5" table:cell-range-address="$Sheet1.$B$5"/>
        <table:named-range table:name="g" table:base-cell-address="$Sheet1.$B$6" table:cell-range-address="$Sheet1.$B$6"/>
        <table:named-range table:name="h" table:base-cell-address="$Sheet1.$B$7" table:cell-range-address="$Sheet1.$B$7"/>
        <table:named-range table:name="l" table:base-cell-address="$Sheet1.$B$8" table:cell-range-address="$Sheet1.$B$8"/>
        <table:named-range table:name="m" table:base-cell-address="$Sheet1.$D$1" table:cell-range-address="$Sheet1.$D$1"/>
        <table:named-range table:name="n" table:base-cell-address="$Sheet1.$D$2" table:cell-range-address="$Sheet1.$D$2"/>
        <table:named-range table:name="u" table:base-cell-address="$Sheet1.$D$3" table:cell-range-address="$Sheet1.$D$3"/>
        <table:named-range table:name="v" table:base-cell-address="$Sheet1.$D$4" table:cell-range-address="$Sheet1.$D$4"/>
        <table:named-range table:name="w" table:base-cell-address="$Sheet1.$D$5" table:cell-range-address="$Sheet1.$D$5"/>
        <table:named-range table:name="t" table:base-cell-address="$Sheet1.$D$6" table:cell-range-address="$Sheet1.$D$6"/>
        <table:named-range table:name="p" table:base-cell-address="$Sheet1.$D$7" table:cell-range-address="$Sheet1.$D$7"/>
        <table:named-range table:name="hh" table:base-cell-address="$Sheet1.$D$8" table:cell-range-address="$Sheet1.$D$8"/>
        <table:named-range table:name="de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GB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0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2-03-30T22:53:50</meta:creation-date>
    <dc:date>2012-04-01T10:02:41</dc:date>
    <dc:language>en-GB</dc:language>
    <meta:editing-cycles>39</meta:editing-cycles>
    <meta:editing-duration>PT2H37M25S</meta:editing-duration>
    <meta:user-defined meta:name="Info 1"/>
    <meta:user-defined meta:name="Info 2"/>
    <meta:user-defined meta:name="Info 3"/>
    <meta:user-defined meta:name="Info 4"/>
    <meta:document-statistic meta:table-count="3" meta:cell-count="598"/>
  </office:meta>
</office:document-meta>
</file>